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size="12pt" officeooo:paragraph-rsid="0016c18d" style:font-size-asian="12pt" style:font-size-complex="12pt"/>
    </style:style>
    <style:style style:name="P2" style:family="paragraph" style:parent-style-name="Text_20_body">
      <style:text-properties fo:font-size="12pt" officeooo:rsid="0016c18d" officeooo:paragraph-rsid="0016c18d" style:font-size-asian="12pt" style:font-size-complex="12pt"/>
    </style:style>
    <style:style style:name="P3" style:family="paragraph" style:parent-style-name="Standard">
      <style:text-properties officeooo:paragraph-rsid="0016c18d"/>
    </style:style>
    <style:style style:name="P4" style:family="paragraph" style:parent-style-name="Text_20_body">
      <style:text-properties officeooo:rsid="001f3442" officeooo:paragraph-rsid="0016c18d"/>
    </style:style>
    <style:style style:name="P5" style:family="paragraph" style:parent-style-name="Text_20_body">
      <style:text-properties officeooo:paragraph-rsid="0016c18d"/>
    </style:style>
    <style:style style:name="T1" style:family="text">
      <style:text-properties fo:font-size="12pt" officeooo:rsid="0008fd24" style:font-size-asian="12pt" style:font-size-complex="12pt"/>
    </style:style>
    <style:style style:name="T2" style:family="text">
      <style:text-properties officeooo:rsid="0008fd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es un agente programador profesional con años de experiencia desarrollando indicadores para trading de criptomonedas. Necesito tu ayuda para hacer unos cambios en la watchlist que estamos haciendo.</text:p>
      <text:p text:style-name="P1">Revisa la documentación del proyecto para que tengas contexto. Analiza a profundidad su estructura, la lógica y formato visual. </text:p>
      <text:p text:style-name="P2">Quiero en estos momentos desarrollar un nuevo indicador para la app. Es el open interest. Mira el archivo OpenInterestLuxAlgo_TradingView.txt en la carpeta del proyecto. Quiero que sea lo má parecido posible a ése. Sin embargo, en trading view ese indicador no funciona bien. Hay que tener en cuenta que debemos pedir los datos a bybit futures y puede que se necesite modificar algo de nuestra app para lograrlo.</text:p>
      <text:p text:style-name="P3"><text:span text:style-name="T1">Ofrece una solución que rompa al mínimo la estructura del proyecto para que no tengamos que andar remenda</text:span><text:span text:style-name="T2">ndo errores inesperados después.</text:span></text:p>
      <text:p text:style-name="P4"/>
      <text:p text:style-name="P4">Antes de codificar dame un diagnóstico profesional con 3 soluciones viables y efectivas para poder tomar una decisión para avanzar.</text:p>
      <text:p text:style-name="P5">Las reglas de este proyecto son:</text:p>
      <text:p text:style-name="P5">1. hacer todo el trabajo con completa autonomía sin preguntarme. Sólo entrégame el código desarrollado completo y no escribas nada del código en el chat hasta que ya esté listo para poder ahorrar en cuanto al consumo porque se gasta muy rápido.</text:p>
      <text:p text:style-name="P5">2. No cambies nada del formato visual porque tardamos mucho en cuadrarlo.</text:p>
      <text:p text:style-name="P5">3. Nunca me mientas. Si no puedes hacer algo me debes informar y ser completamente honesto.</text:p>
      <text:p text:style-name="P5">4. Prefiero calidad sobre velocidad de trabajo. Que el código quede sin errores, desarrolla, prueba e itera por tu cuenta. Muéstrame el código ya pulid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5T18:01:15.636014600</meta:creation-date>
    <dc:date>2025-11-15T18:23:13.240233600</dc:date>
    <meta:editing-duration>PT11M37S</meta:editing-duration>
    <meta:editing-cycles>1</meta:editing-cycles>
    <meta:document-statistic meta:table-count="0" meta:image-count="0" meta:object-count="0" meta:page-count="1" meta:paragraph-count="10" meta:word-count="257" meta:character-count="1600" meta:non-whitespace-character-count="1352"/>
    <meta:generator>LibreOffice/25.2.6.2$Windows_X86_64 LibreOffice_project/729c5bfe710f5eb71ed3bbde9e06a6065e9c6c5d</meta:generator>
  </office:meta>
</office:document-meta>
</file>